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76b" officeooo:paragraph-rsid="0000e76b"/>
    </style:style>
    <style:style style:name="P2" style:family="paragraph" style:parent-style-name="Standard">
      <style:text-properties officeooo:rsid="0000e76b" officeooo:paragraph-rsid="00040602"/>
    </style:style>
    <style:style style:name="P3" style:family="paragraph" style:parent-style-name="Standard">
      <style:text-properties officeooo:rsid="0000e76b" officeooo:paragraph-rsid="0004a68e"/>
    </style:style>
    <style:style style:name="P4" style:family="paragraph" style:parent-style-name="Standard">
      <style:text-properties officeooo:rsid="0000e76b" officeooo:paragraph-rsid="0006595c"/>
    </style:style>
    <style:style style:name="P5" style:family="paragraph" style:parent-style-name="Standard">
      <style:text-properties officeooo:rsid="000214aa" officeooo:paragraph-rsid="000214aa"/>
    </style:style>
    <style:style style:name="P6" style:family="paragraph" style:parent-style-name="Standard">
      <style:text-properties officeooo:rsid="000214aa" officeooo:paragraph-rsid="00040602"/>
    </style:style>
    <style:style style:name="P7" style:family="paragraph" style:parent-style-name="Standard">
      <style:text-properties officeooo:rsid="000214aa" officeooo:paragraph-rsid="0004a68e"/>
    </style:style>
    <style:style style:name="P8" style:family="paragraph" style:parent-style-name="Standard">
      <style:text-properties officeooo:rsid="0000e76b" officeooo:paragraph-rsid="0000e76b"/>
    </style:style>
    <style:style style:name="P9" style:family="paragraph" style:parent-style-name="Standard">
      <style:text-properties officeooo:rsid="0007ce66" officeooo:paragraph-rsid="0007ce66"/>
    </style:style>
    <style:style style:name="T1" style:family="text">
      <style:text-properties officeooo:rsid="000214aa"/>
    </style:style>
    <style:style style:name="T2" style:family="text">
      <style:text-properties officeooo:rsid="0003a748"/>
    </style:style>
    <style:style style:name="T3" style:family="text">
      <style:text-properties officeooo:rsid="0003ceae"/>
    </style:style>
    <style:style style:name="T4" style:family="text">
      <style:text-properties officeooo:rsid="00040602"/>
    </style:style>
    <style:style style:name="T5" style:family="text">
      <style:text-properties officeooo:rsid="0004a68e"/>
    </style:style>
    <style:style style:name="T6" style:family="text">
      <style:text-properties officeooo:rsid="0006595c"/>
    </style:style>
    <style:style style:name="T7" style:family="text">
      <style:text-properties officeooo:rsid="0007ce66"/>
    </style:style>
    <style:style style:name="T8" style:family="text">
      <style:text-properties officeooo:rsid="0000e7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CKEY – select <text:span text:style-name="T4">1 question from each section below:</text:span></text:p>
      <text:p text:style-name="P1">POSITIONS:</text:p>
      <text:p text:style-name="P1"><text:tab/>Do <text:s/>you play center?</text:p>
      <text:p text:style-name="P1"><text:tab/>Do <text:s/>you play wing?</text:p>
      <text:p text:style-name="P1"><text:tab/>Do <text:s/>you play defense?</text:p>
      <text:p text:style-name="P1"><text:tab/>Are you a goalie?</text:p>
      <text:p text:style-name="P1"/>
      <text:p text:style-name="P4"><text:span text:style-name="T6">Do you need a </text:span>center?</text:p>
      <text:p text:style-name="P4"><text:span text:style-name="T6">Do you need a </text:span>wing?</text:p>
      <text:p text:style-name="P4"><text:span text:style-name="T6">Do you need a </text:span>defense?</text:p>
      <text:p text:style-name="P4"><text:span text:style-name="T6">Do you need a </text:span>goalie?</text:p>
      <text:p text:style-name="P1"/>
      <text:p text:style-name="P1">LOOKING TO FIELD:</text:p>
      <text:p text:style-name="P1"><text:tab/>Do you consider yourself an A level player?</text:p>
      <text:p text:style-name="P1"><text:tab/>Do you consider yourself an B level player?</text:p>
      <text:p text:style-name="P1"><text:tab/>Do you consider yourself an C level player?</text:p>
      <text:p text:style-name="P1"><text:tab/>Do you consider yourself a REC player?</text:p>
      <text:p text:style-name="P1"/>
      <text:p text:style-name="P9">Are you looking for an A level player?</text:p>
      <text:p text:style-name="P9">Are you looking for a <text:span text:style-name="T8">B level player?</text:span></text:p>
      <text:p text:style-name="P9">Are you looking for a <text:span text:style-name="T8">C level player?</text:span></text:p>
      <text:p text:style-name="P9">Are you looking for a <text:span text:style-name="T8">REC player?</text:span></text:p>
      <text:p text:style-name="P9"/>
      <text:p text:style-name="P1">EXPERIENCE:</text:p>
      <text:p text:style-name="P1"><text:tab/>Did you play competitive hockey growing up?</text:p>
      <text:p text:style-name="P1"><text:tab/>Did you play <text:span text:style-name="T3">at the </text:span>junior, college or professional <text:span text:style-name="T3">level</text:span>?</text:p>
      <text:p text:style-name="P1"><text:tab/>Are you a playmaker?</text:p>
      <text:p text:style-name="P1"><text:tab/>Are you a goal scorer?</text:p>
      <text:p text:style-name="P9"/>
      <text:p text:style-name="P9">Are you looking for someone who played competitively growing up?</text:p>
      <text:p text:style-name="P9">Are you looking for a ringer?</text:p>
      <text:p text:style-name="P9">Are you looking for a playmaker?</text:p>
      <text:p text:style-name="P9">Are you looking for a goal scorer?</text:p>
      <text:p text:style-name="P1"/>
      <text:p text:style-name="P1">GAME PERSONALITY:</text:p>
      <text:p text:style-name="P1"><text:tab/>Do you want to play on a team that is competitive <text:span text:style-name="T7">that really wants to win</text:span>?</text:p>
      <text:p text:style-name="P1"><text:tab/>Do you want to play on a team that doesn't care if they lose?</text:p>
      <text:p text:style-name="P1"><text:tab/>If an opposing players get close to our goalie will you fight them?</text:p>
      <text:p text:style-name="P1"><text:tab/>Have you ever been suspended for fighting?</text:p>
      <text:p text:style-name="P1"/>
      <text:p text:style-name="P9">Are you looking for a competitive player that really wants to win?</text:p>
      <text:p text:style-name="P9">Are you looking for a player that doesn't care either way if they win or lose?</text:p>
      <text:p text:style-name="P9">Are you looking for a tough guy that will stand up to players if they get by your goalie?</text:p>
      <text:p text:style-name="P9">Are you looking for a goon?</text:p>
      <text:p text:style-name="P1"/>
      <text:p text:style-name="P5">GENERAL</text:p>
      <text:p text:style-name="P1"><text:tab/>Do you like to hang out with the team after games for a drink?</text:p>
      <text:p text:style-name="P1"><text:tab/><text:span text:style-name="T1">Do you have a Type-A personality?</text:span></text:p>
      <text:p text:style-name="P1"><text:tab/><text:span text:style-name="T1">Have you every captained a team?</text:span></text:p>
      <text:p text:style-name="P1"><text:soft-page-break/><text:tab/><text:span text:style-name="T2">Do you know other players looking to join a team?</text:span></text:p>
      <text:p text:style-name="P1"/>
      <text:p text:style-name="P9">Are you looking for a player that will hang out with the team after games?</text:p>
      <text:p text:style-name="P9">Are you looking for a Type-A personality type of player?</text:p>
      <text:p text:style-name="P9">Are you looking for a team leader or captain?</text:p>
      <text:p text:style-name="P9">Are you looking for someone that may know more players interested in joining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SOCCER</text:span> – select <text:span text:style-name="T4">1 question from each section below:</text:span></text:p>
      <text:p text:style-name="P2">POSITIONS:</text:p>
      <text:p text:style-name="P2"><text:tab/>Do <text:s/>you play <text:span text:style-name="T4">forward</text:span>?</text:p>
      <text:p text:style-name="P2"><text:tab/>Do <text:s/>you play <text:span text:style-name="T4">midfield</text:span>?</text:p>
      <text:p text:style-name="P2"><text:tab/>Do <text:s/>you play defense?</text:p>
      <text:p text:style-name="P2"><text:tab/>Are you a goalie?</text:p>
      <text:p text:style-name="P2"/>
      <text:p text:style-name="P2">LOOKING TO FIELD:</text:p>
      <text:p text:style-name="P2"><text:tab/>Do you consider yourself an A level player?</text:p>
      <text:p text:style-name="P2"><text:tab/>Do you consider yourself an B level player?</text:p>
      <text:p text:style-name="P2"><text:tab/>Do you consider yourself an C level player?</text:p>
      <text:p text:style-name="P2"><text:tab/>Do you consider yourself a REC player?</text:p>
      <text:p text:style-name="P2"/>
      <text:p text:style-name="P2"/>
      <text:p text:style-name="P2">EXPERIENCE:</text:p>
      <text:p text:style-name="P2"><text:tab/>Did you play competitive<text:span text:style-name="T4">ly</text:span> growing up?</text:p>
      <text:p text:style-name="P2"><text:tab/>Did you play <text:span text:style-name="T3">at the </text:span>college or professional <text:span text:style-name="T3">level</text:span>?</text:p>
      <text:p text:style-name="P2"><text:tab/>Are you a playmaker?</text:p>
      <text:p text:style-name="P2"><text:tab/>Are you a goal scorer?</text:p>
      <text:p text:style-name="P2"/>
      <text:p text:style-name="P2">GAME PERSONALITY:</text:p>
      <text:p text:style-name="P2"><text:tab/>Do you want to play on a team that is competitive?</text:p>
      <text:p text:style-name="P2"><text:tab/>Do you want to play on a team that doesn't care if they lose?</text:p>
      <text:p text:style-name="P2"><text:tab/>If an opposing players get close to our goalie will you fight them?</text:p>
      <text:p text:style-name="P2"><text:tab/>Have you ever been suspended for fighting?</text:p>
      <text:p text:style-name="P2"/>
      <text:p text:style-name="P6">GENERAL</text:p>
      <text:p text:style-name="P2"><text:soft-page-break/><text:tab/>Do you like to hang out with the team after games for a drink?</text:p>
      <text:p text:style-name="P2"><text:tab/><text:span text:style-name="T1">Do you have a Type-A personality?</text:span></text:p>
      <text:p text:style-name="P2"><text:tab/><text:span text:style-name="T1">Have you every captained a team?</text:span></text:p>
      <text:p text:style-name="P2"><text:tab/><text:span text:style-name="T2">Do you know other players looking to join a team?</text:span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SOFTBALL</text:span> – select <text:span text:style-name="T4">1 question from each section below:</text:span></text:p>
      <text:p text:style-name="P3">POSITIONS:</text:p>
      <text:p text:style-name="P3"><text:tab/>Do <text:s/>you play <text:span text:style-name="T5">infield</text:span>?</text:p>
      <text:p text:style-name="P3"><text:tab/>Do <text:s/>you play <text:span text:style-name="T5">outfield</text:span>?</text:p>
      <text:p text:style-name="P3"><text:tab/>Do <text:s/>you play <text:span text:style-name="T5">pitcher</text:span>?</text:p>
      <text:p text:style-name="P3"><text:tab/>Are you a <text:span text:style-name="T5">catcher</text:span>?</text:p>
      <text:p text:style-name="P3"/>
      <text:p text:style-name="P3">LOOKING TO FIELD:</text:p>
      <text:p text:style-name="P3"><text:tab/>Do you consider yourself an A level player?</text:p>
      <text:p text:style-name="P3"><text:tab/>Do you consider yourself an B level player?</text:p>
      <text:p text:style-name="P3"><text:tab/>Do you consider yourself an C level player?</text:p>
      <text:p text:style-name="P3"><text:tab/>Do you consider yourself a REC player?</text:p>
      <text:p text:style-name="P3"/>
      <text:p text:style-name="P3"/>
      <text:p text:style-name="P3">EXPERIENCE:</text:p>
      <text:p text:style-name="P3"><text:tab/>Did you play competitive<text:span text:style-name="T4">ly</text:span> growing up?</text:p>
      <text:p text:style-name="P3"><text:tab/>Did you play <text:span text:style-name="T3">at the </text:span>college or professional <text:span text:style-name="T3">level</text:span>?</text:p>
      <text:p text:style-name="P3"><text:tab/>Are you a <text:span text:style-name="T5">Big Hitter</text:span>?</text:p>
      <text:p text:style-name="P3"><text:tab/>Are you <text:span text:style-name="T5">fast enough to steal a base</text:span>?</text:p>
      <text:p text:style-name="P3"/>
      <text:p text:style-name="P3">GAME PERSONALITY:</text:p>
      <text:p text:style-name="P3"><text:tab/>Do you want to play on a team that is competitive?</text:p>
      <text:p text:style-name="P3"><text:tab/>Do you want to play on a team that doesn't care if they lose?</text:p>
      <text:p text:style-name="P3"><text:tab/><text:span text:style-name="T5">Will you heckle the batter while on the field?</text:span></text:p>
      <text:p text:style-name="P3"><text:tab/>Have you ever been suspended for fighting?</text:p>
      <text:p text:style-name="P3"/>
      <text:p text:style-name="P7">GENERAL</text:p>
      <text:p text:style-name="P3"><text:soft-page-break/><text:tab/>Do you like to hang out with the team after games for a drink?</text:p>
      <text:p text:style-name="P3"><text:tab/><text:span text:style-name="T1">Do you have a Type-A personality?</text:span></text:p>
      <text:p text:style-name="P3"><text:tab/><text:span text:style-name="T1">Have you every captained a team?</text:span></text:p>
      <text:p text:style-name="P3"><text:tab/><text:span text:style-name="T2">Do you know other players looking to join a team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14:41:04.964653164</meta:creation-date>
    <dc:date>2014-06-30T15:09:02.443989195</dc:date>
    <meta:editing-duration>PT22M4S</meta:editing-duration>
    <meta:editing-cycles>8</meta:editing-cycles>
    <meta:generator>LibreOffice/4.2.3.3$Linux_x86 LibreOffice_project/420m0$Build-3</meta:generator>
    <meta:document-statistic meta:table-count="0" meta:image-count="0" meta:object-count="0" meta:page-count="4" meta:paragraph-count="99" meta:word-count="691" meta:character-count="3651" meta:non-whitespace-character-count="2985"/>
  </office:meta>
</office:document-meta>
</file>